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V1_A.setC( boolea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V1_A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V1_A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V1_A.is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V1_A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V1_A.setB( List &lt; Integer &gt;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